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15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0.65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Parts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ext-properties style:font-name="Arial1" fo:font-size="10pt" style:font-size-asian="10pt" style:font-size-complex="10pt"/>
    </style:style>
    <style:style style:name="ce19" style:family="table-cell" style:parent-style-name="Default">
      <style:table-cell-properties fo:background-color="#000000"/>
      <style:text-properties fo:color="#ffffff" style:font-name="Arial1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25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4">
      <style:table-cell-properties fo:background-color="#000000"/>
      <style:text-properties fo:color="#ffffff" style:font-name="Arial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s" table:style-name="ta1">
        <office:forms form:automatic-focus="false" form:apply-design-mode="false"/>
        <table:table-column table:style-name="co1" table:default-cell-style-name="ce18"/>
        <table:table-column table:style-name="co2" table:number-columns-repeated="3" table:default-cell-style-name="ce18"/>
        <table:table-column table:style-name="co3" table:default-cell-style-name="ce18"/>
        <table:table-column table:style-name="co4" table:number-columns-repeated="1019" table:default-cell-style-name="ce18"/>
        <table:table-row table:style-name="ro1"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Price</text:p>
          </table:table-cell>
          <table:table-cell table:style-name="ce14" office:value-type="string" calcext:value-type="string">
            <text:p>Quantity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string" calcext:value-type="string">
            <text:p>Link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ROUND 1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16" office:value-type="string" calcext:value-type="string">
            <text:p>3W RGB LED</text:p>
          </table:table-cell>
          <table:table-cell table:style-name="ce20" office:value-type="float" office:value="2.36" calcext:value-type="float">
            <text:p>$2.36</text:p>
          </table:table-cell>
          <table:table-cell table:style-name="ce16" office:value-type="float" office:value="250" calcext:value-type="float">
            <text:p>250</text:p>
          </table:table-cell>
          <table:table-cell table:style-name="ce23" table:formula="of:=[.B3]*[.C3]" office:value-type="float" office:value="590" calcext:value-type="float">
            <text:p>$590.00</text:p>
          </table:table-cell>
          <table:table-cell table:style-name="ce25" office:value-type="string" calcext:value-type="string">
            <text:p><text:a xlink:href="https://www.adafruit.com/product/2530" xlink:type="simple">https://www.adafruit.com/product/2530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rduino MEGA 2560</text:p>
          </table:table-cell>
          <table:table-cell table:style-name="ce20" office:value-type="float" office:value="9.99" calcext:value-type="float">
            <text:p>$9.99</text:p>
          </table:table-cell>
          <table:table-cell table:style-name="ce16" office:value-type="float" office:value="4" calcext:value-type="float">
            <text:p>4</text:p>
          </table:table-cell>
          <table:table-cell table:style-name="ce23" table:formula="of:=[.B4]*[.C4]" office:value-type="float" office:value="39.96" calcext:value-type="float">
            <text:p>$39.96</text:p>
          </table:table-cell>
          <table:table-cell table:style-name="ce26" office:value-type="string" calcext:value-type="string">
            <text:p><text:a xlink:href="https://www.microcenter.com/product/486545/inland-arduino-mega-2560" xlink:type="simple">https://www.microcenter.com/product/486545/inland-arduino-mega-2560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Raspberry Pi 4 2GB</text:p>
          </table:table-cell>
          <table:table-cell table:style-name="ce20" office:value-type="float" office:value="45" calcext:value-type="float">
            <text:p>$45.00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5]*[.C5]" office:value-type="float" office:value="45" calcext:value-type="float">
            <text:p>$45.00</text:p>
          </table:table-cell>
          <table:table-cell table:style-name="ce26" office:value-type="string" calcext:value-type="string">
            <text:p><text:a xlink:href="https://www.microcenter.com/product/608436/4-model-b---2gb-ddr4" xlink:type="simple">https://www.microcenter.com/product/608436/4-model-b---2gb-ddr4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Raspberry Pi 4 15W supply</text:p>
          </table:table-cell>
          <table:table-cell table:style-name="ce20" office:value-type="float" office:value="9.99" calcext:value-type="float">
            <text:p>$9.99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6]*[.C6]" office:value-type="float" office:value="9.99" calcext:value-type="float">
            <text:p>$9.99</text:p>
          </table:table-cell>
          <table:table-cell table:style-name="ce26" office:value-type="string" calcext:value-type="string">
            <text:p><text:a xlink:href="https://www.microcenter.com/product/608170/4-official-15w-power-supply-us---black" xlink:type="simple">https://www.microcenter.com/product/608170/4-official-15w-power-supply-us---black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32GB microSDHC card</text:p>
          </table:table-cell>
          <table:table-cell table:style-name="ce20" office:value-type="float" office:value="3.49" calcext:value-type="float">
            <text:p>$3.49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7]*[.C7]" office:value-type="float" office:value="3.49" calcext:value-type="float">
            <text:p>$3.49</text:p>
          </table:table-cell>
          <table:table-cell table:style-name="ce26" office:value-type="string" calcext:value-type="string">
            <text:p><text:a xlink:href="https://www.microcenter.com/product/485584/32gb-microsdhc-class-10-flash-memory-card" xlink:type="simple">https://www.microcenter.com/product/485584/32gb-microsdhc-class-10-flash-memory-car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Raspberry Pi 4 case</text:p>
          </table:table-cell>
          <table:table-cell table:style-name="ce20" office:value-type="float" office:value="7.99" calcext:value-type="float">
            <text:p>$7.99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8]*[.C8]" office:value-type="float" office:value="7.99" calcext:value-type="float">
            <text:p>$7.99</text:p>
          </table:table-cell>
          <table:table-cell table:style-name="ce26" office:value-type="string" calcext:value-type="string">
            <text:p><text:a xlink:href="https://www.microcenter.com/product/608178/4-official-case---red-white" xlink:type="simple">https://www.microcenter.com/product/608178/4-official-case---red-white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Raspberry Pi heat sinks</text:p>
          </table:table-cell>
          <table:table-cell table:style-name="ce20" office:value-type="float" office:value="3.99" calcext:value-type="float">
            <text:p>$3.99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9]*[.C9]" office:value-type="float" office:value="3.99" calcext:value-type="float">
            <text:p>$3.99</text:p>
          </table:table-cell>
          <table:table-cell table:style-name="ce26" office:value-type="string" calcext:value-type="string">
            <text:p><text:a xlink:href="https://www.microcenter.com/product/505079/low-profile-aluminum-heat-sink-for-raspberry-pi---2-piece" xlink:type="simple">https://www.microcenter.com/product/505079/low-profile-aluminum-heat-sink-for-raspberry-pi---2-piece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.5 ohm resistor</text:p>
          </table:table-cell>
          <table:table-cell table:style-name="ce20" office:value-type="float" office:value="0.018" calcext:value-type="float">
            <text:p>$0.02</text:p>
          </table:table-cell>
          <table:table-cell table:style-name="ce16" office:value-type="float" office:value="750" calcext:value-type="float">
            <text:p>750</text:p>
          </table:table-cell>
          <table:table-cell table:style-name="ce23" table:formula="of:=[.B10]*[.C10]" office:value-type="float" office:value="13.5" calcext:value-type="float">
            <text:p>$13.50</text:p>
          </table:table-cell>
          <table:table-cell table:style-name="ce27" office:value-type="string" calcext:value-type="string">
            <text:p><text:a xlink:href="https://www.mouser.com/ProductDetail/Yageo/CFR-25JR-52-1R5?qs=sGAEpiMZZMu61qfTUdNhG4YxqbSMjUi%2FZNtNFuHsLYM%3D" xlink:type="simple">https://www.mouser.com/ProductDetail/Yageo/CFR-25JR-52-1R5?qs=sGAEpiMZZMu61qfTUdNhG4YxqbSMjUi%2FZNtNFuHsLYM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k ohm resistor</text:p>
          </table:table-cell>
          <table:table-cell table:style-name="ce20" office:value-type="float" office:value="0.018" calcext:value-type="float">
            <text:p>$0.02</text:p>
          </table:table-cell>
          <table:table-cell table:style-name="ce16" office:value-type="float" office:value="750" calcext:value-type="float">
            <text:p>750</text:p>
          </table:table-cell>
          <table:table-cell table:style-name="ce23" table:formula="of:=[.B11]*[.C11]" office:value-type="float" office:value="13.5" calcext:value-type="float">
            <text:p>$13.50</text:p>
          </table:table-cell>
          <table:table-cell table:style-name="ce27" office:value-type="string" calcext:value-type="string">
            <text:p><text:a xlink:href="https://www.mouser.com/ProductDetail/Yageo/CFR-25JR-52-100K?qs=sGAEpiMZZMu61qfTUdNhG46uveXc7ceADHEgUF%2Fk4X4%3D" xlink:type="simple">https://www.mouser.com/ProductDetail/Yageo/CFR-25JR-52-100K?qs=sGAEpiMZZMu61qfTUdNhG46uveXc7ceADHEgUF%2Fk4X4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IGFET transistor</text:p>
          </table:table-cell>
          <table:table-cell table:style-name="ce20" office:value-type="float" office:value="0.129" calcext:value-type="float">
            <text:p>$0.13</text:p>
          </table:table-cell>
          <table:table-cell table:style-name="ce16" office:value-type="float" office:value="750" calcext:value-type="float">
            <text:p>750</text:p>
          </table:table-cell>
          <table:table-cell table:style-name="ce23" table:formula="of:=[.B12]*[.C12]" office:value-type="float" office:value="96.75" calcext:value-type="float">
            <text:p>$96.75</text:p>
          </table:table-cell>
          <table:table-cell table:style-name="ce27" office:value-type="string" calcext:value-type="string">
            <text:p><text:a xlink:href="https://www.mouser.com/ProductDetail/ON-Semiconductor-Fairchild/BS170?qs=sGAEpiMZZMshyDBzk1%2FWi9bHELEahoDnARtHPVtZEPQ%3D" xlink:type="simple">https://www.mouser.com/ProductDetail/ON-Semiconductor-Fairchild/BS170?qs=sGAEpiMZZMshyDBzk1%2FWi9bHELEahoDnARtHPVtZEPQ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JT transistor</text:p>
          </table:table-cell>
          <table:table-cell table:style-name="ce20" office:value-type="float" office:value="0.056" calcext:value-type="float">
            <text:p>$0.06</text:p>
          </table:table-cell>
          <table:table-cell table:style-name="ce16" office:value-type="float" office:value="750" calcext:value-type="float">
            <text:p>750</text:p>
          </table:table-cell>
          <table:table-cell table:style-name="ce23" table:formula="of:=[.B13]*[.C13]" office:value-type="float" office:value="42" calcext:value-type="float">
            <text:p>$42.00</text:p>
          </table:table-cell>
          <table:table-cell table:style-name="ce27" office:value-type="string" calcext:value-type="string">
            <text:p><text:a xlink:href="https://www.mouser.com/ProductDetail/ON-Semiconductor-Fairchild/2N3904BU?qs=sGAEpiMZZMshyDBzk1%2FWi4G1GLBZKHK10QNLT596yR0%3D" xlink:type="simple">https://www.mouser.com/ProductDetail/ON-Semiconductor-Fairchild/2N3904BU?qs=sGAEpiMZZMshyDBzk1%2FWi4G1GLBZKHK10QNLT596yR0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 perfboard plates</text:p>
          </table:table-cell>
          <table:table-cell table:style-name="ce20" office:value-type="float" office:value="4.95" calcext:value-type="float">
            <text:p>$4.95</text:p>
          </table:table-cell>
          <table:table-cell table:style-name="ce16" office:value-type="float" office:value="4" calcext:value-type="float">
            <text:p>4</text:p>
          </table:table-cell>
          <table:table-cell table:style-name="ce23" table:formula="of:=[.B14]*[.C14]" office:value-type="float" office:value="19.8" calcext:value-type="float">
            <text:p>$19.80</text:p>
          </table:table-cell>
          <table:table-cell table:style-name="ce25" office:value-type="string" calcext:value-type="string">
            <text:p><text:a xlink:href="https://www.adafruit.com/product/2670" xlink:type="simple">https://www.adafruit.com/product/2670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ft white 24 AWG wire</text:p>
          </table:table-cell>
          <table:table-cell table:style-name="ce20" office:value-type="float" office:value="7.58" calcext:value-type="float">
            <text:p>$7.58</text:p>
          </table:table-cell>
          <table:table-cell table:style-name="ce16" office:value-type="float" office:value="2" calcext:value-type="float">
            <text:p>2</text:p>
          </table:table-cell>
          <table:table-cell table:style-name="ce23" table:formula="of:=[.B15]*[.C15]" office:value-type="float" office:value="15.16" calcext:value-type="float">
            <text:p>$15.16</text:p>
          </table:table-cell>
          <table:table-cell table:style-name="ce28" office:value-type="string" calcext:value-type="string">
            <text:p><text:a xlink:href="https://bulkwire.com/solid-hookup-wire-300volt-ul1007" xlink:type="simple">https://bulkwire.com/solid-hookup-wire-300volt-ul1007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ft black 24 AWG wire</text:p>
          </table:table-cell>
          <table:table-cell table:style-name="ce20" office:value-type="float" office:value="7.58" calcext:value-type="float">
            <text:p>$7.58</text:p>
          </table:table-cell>
          <table:table-cell table:style-name="ce16" office:value-type="float" office:value="2" calcext:value-type="float">
            <text:p>2</text:p>
          </table:table-cell>
          <table:table-cell table:style-name="ce23" table:formula="of:=[.B16]*[.C16]" office:value-type="float" office:value="15.16" calcext:value-type="float">
            <text:p>$15.16</text:p>
          </table:table-cell>
          <table:table-cell table:style-name="ce28" office:value-type="string" calcext:value-type="string">
            <text:p><text:a xlink:href="https://bulkwire.com/solid-hookup-wire-300volt-ul1007" xlink:type="simple">https://bulkwire.com/solid-hookup-wire-300volt-ul1007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ft orange 24 AWG wire</text:p>
          </table:table-cell>
          <table:table-cell table:style-name="ce20" office:value-type="float" office:value="7.58" calcext:value-type="float">
            <text:p>$7.58</text:p>
          </table:table-cell>
          <table:table-cell table:style-name="ce16" office:value-type="float" office:value="2" calcext:value-type="float">
            <text:p>2</text:p>
          </table:table-cell>
          <table:table-cell table:style-name="ce23" table:formula="of:=[.B17]*[.C17]" office:value-type="float" office:value="15.16" calcext:value-type="float">
            <text:p>$15.16</text:p>
          </table:table-cell>
          <table:table-cell table:style-name="ce28" office:value-type="string" calcext:value-type="string">
            <text:p><text:a xlink:href="https://bulkwire.com/solid-hookup-wire-300volt-ul1007" xlink:type="simple">https://bulkwire.com/solid-hookup-wire-300volt-ul1007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ft red 24 AWG wire</text:p>
          </table:table-cell>
          <table:table-cell table:style-name="ce20" office:value-type="float" office:value="7.58" calcext:value-type="float">
            <text:p>$7.58</text:p>
          </table:table-cell>
          <table:table-cell table:style-name="ce16" office:value-type="float" office:value="2" calcext:value-type="float">
            <text:p>2</text:p>
          </table:table-cell>
          <table:table-cell table:style-name="ce23" table:formula="of:=[.B18]*[.C18]" office:value-type="float" office:value="15.16" calcext:value-type="float">
            <text:p>$15.16</text:p>
          </table:table-cell>
          <table:table-cell table:style-name="ce28" office:value-type="string" calcext:value-type="string">
            <text:p><text:a xlink:href="https://bulkwire.com/solid-hookup-wire-300volt-ul1007" xlink:type="simple">https://bulkwire.com/solid-hookup-wire-300volt-ul1007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ft green 24 AWG wire</text:p>
          </table:table-cell>
          <table:table-cell table:style-name="ce20" office:value-type="float" office:value="7.58" calcext:value-type="float">
            <text:p>$7.58</text:p>
          </table:table-cell>
          <table:table-cell table:style-name="ce16" office:value-type="float" office:value="2" calcext:value-type="float">
            <text:p>2</text:p>
          </table:table-cell>
          <table:table-cell table:style-name="ce23" table:formula="of:=[.B19]*[.C19]" office:value-type="float" office:value="15.16" calcext:value-type="float">
            <text:p>$15.16</text:p>
          </table:table-cell>
          <table:table-cell table:style-name="ce28" office:value-type="string" calcext:value-type="string">
            <text:p><text:a xlink:href="https://bulkwire.com/solid-hookup-wire-300volt-ul1007" xlink:type="simple">https://bulkwire.com/solid-hookup-wire-300volt-ul1007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ft blue 24 AWG wire</text:p>
          </table:table-cell>
          <table:table-cell table:style-name="ce20" office:value-type="float" office:value="7.58" calcext:value-type="float">
            <text:p>$7.58</text:p>
          </table:table-cell>
          <table:table-cell table:style-name="ce16" office:value-type="float" office:value="2" calcext:value-type="float">
            <text:p>2</text:p>
          </table:table-cell>
          <table:table-cell table:style-name="ce23" table:formula="of:=[.B20]*[.C20]" office:value-type="float" office:value="15.16" calcext:value-type="float">
            <text:p>$15.16</text:p>
          </table:table-cell>
          <table:table-cell table:style-name="ce28" office:value-type="string" calcext:value-type="string">
            <text:p><text:a xlink:href="https://bulkwire.com/solid-hookup-wire-300volt-ul1007" xlink:type="simple">https://bulkwire.com/solid-hookup-wire-300volt-ul1007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50ft red/black 16 AWG zip wire</text:p>
          </table:table-cell>
          <table:table-cell table:style-name="ce20" office:value-type="float" office:value="75.96" calcext:value-type="float">
            <text:p>$75.96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21]*[.C21]" office:value-type="float" office:value="75.96" calcext:value-type="float">
            <text:p>$75.96</text:p>
          </table:table-cell>
          <table:table-cell table:style-name="ce28" office:value-type="string" calcext:value-type="string">
            <text:p><text:a xlink:href="https://bulkwire.com/red-black-bonded-zip-cord" xlink:type="simple">https://bulkwire.com/red-black-bonded-zip-cor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50g 0.6mm solder </text:p>
          </table:table-cell>
          <table:table-cell table:style-name="ce20" office:value-type="float" office:value="7.59" calcext:value-type="float">
            <text:p>$7.59</text:p>
          </table:table-cell>
          <table:table-cell table:style-name="ce16" office:value-type="float" office:value="3" calcext:value-type="float">
            <text:p>3</text:p>
          </table:table-cell>
          <table:table-cell table:style-name="ce23" table:formula="of:=[.B22]*[.C22]" office:value-type="float" office:value="22.77" calcext:value-type="float">
            <text:p>$22.77</text:p>
          </table:table-cell>
          <table:table-cell table:style-name="ce29" office:value-type="string" calcext:value-type="string">
            <text:p><text:a xlink:href="https://www.amazon.com/WYCTIN-Solder-Electrical-Soldering-0-11lbs/dp/B071G1J3W6/" xlink:type="simple">https://www.amazon.com/WYCTIN-Solder-Electrical-Soldering-0-11lbs/dp/B071G1J3W6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ft 12/3 AWG cable</text:p>
          </table:table-cell>
          <table:table-cell table:style-name="ce20" office:value-type="float" office:value="110" calcext:value-type="float">
            <text:p>$110.00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23]*[.C23]" office:value-type="float" office:value="110" calcext:value-type="float">
            <text:p>$110.00</text:p>
          </table:table-cell>
          <table:table-cell table:style-name="ce29" office:value-type="string" calcext:value-type="string">
            <text:p><text:a xlink:href="https://www.amazon.com/12-Bulk-Cable-3-Wire-Electrical/dp/B004749P38/" xlink:type="simple">https://www.amazon.com/12-Bulk-Cable-3-Wire-Electrical/dp/B004749P38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A 125V stage pin connector</text:p>
          </table:table-cell>
          <table:table-cell table:style-name="ce20" office:value-type="float" office:value="10.4" calcext:value-type="float">
            <text:p>$10.40</text:p>
          </table:table-cell>
          <table:table-cell table:style-name="ce16" office:value-type="float" office:value="10" calcext:value-type="float">
            <text:p>10</text:p>
          </table:table-cell>
          <table:table-cell table:style-name="ce23" table:formula="of:=[.B24]*[.C24]" office:value-type="float" office:value="104" calcext:value-type="float">
            <text:p>$104.00</text:p>
          </table:table-cell>
          <table:table-cell table:style-name="ce29" office:value-type="string" calcext:value-type="string">
            <text:p><text:a xlink:href="https://www.amazon.com/Marinco-20M-Bates-Stage-Inline/dp/B00E4Q64CO/" xlink:type="simple">https://www.amazon.com/Marinco-20M-Bates-Stage-Inline/dp/B00E4Q64CO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2V 30A power supply</text:p>
          </table:table-cell>
          <table:table-cell table:style-name="ce20" office:value-type="float" office:value="17.98" calcext:value-type="float">
            <text:p>$17.98</text:p>
          </table:table-cell>
          <table:table-cell table:style-name="ce16" office:value-type="float" office:value="10" calcext:value-type="float">
            <text:p>10</text:p>
          </table:table-cell>
          <table:table-cell table:style-name="ce23" table:formula="of:=[.B25]*[.C25]" office:value-type="float" office:value="179.8" calcext:value-type="float">
            <text:p>$179.80</text:p>
          </table:table-cell>
          <table:table-cell table:style-name="ce29" office:value-type="string" calcext:value-type="string">
            <text:p><text:a xlink:href="https://www.amazon.com/MENZO-Universal-Regulated-Switching-Computer/dp/B06VWV5YCH/" xlink:type="simple">https://www.amazon.com/MENZO-Universal-Regulated-Switching-Computer/dp/B06VWV5YCH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 position screw terminal block</text:p>
          </table:table-cell>
          <table:table-cell table:style-name="ce20" office:value-type="float" office:value="0.407" calcext:value-type="float">
            <text:p>$0.41</text:p>
          </table:table-cell>
          <table:table-cell table:style-name="ce16" office:value-type="float" office:value="65" calcext:value-type="float">
            <text:p>65</text:p>
          </table:table-cell>
          <table:table-cell table:style-name="ce23" table:formula="of:=[.B26]*[.C26]" office:value-type="float" office:value="26.455" calcext:value-type="float">
            <text:p>$26.46</text:p>
          </table:table-cell>
          <table:table-cell table:style-name="ce27" office:value-type="string" calcext:value-type="string">
            <text:p><text:a xlink:href="https://www.mouser.com/ProductDetail/TE-Connectivity/796949-2?qs=sGAEpiMZZMvPvGwLNS6711m35QIhDhDYLF%252BIsQ2693s%3D" xlink:type="simple">https://www.mouser.com/ProductDetail/TE-Connectivity/796949-2?qs=sGAEpiMZZMvPvGwLNS6711m35QIhDhDYLF%252BIsQ2693s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 position SIP socket</text:p>
          </table:table-cell>
          <table:table-cell table:style-name="ce20" office:value-type="float" office:value="0.737" calcext:value-type="float">
            <text:p>$0.74</text:p>
          </table:table-cell>
          <table:table-cell table:style-name="ce16" office:value-type="float" office:value="65" calcext:value-type="float">
            <text:p>65</text:p>
          </table:table-cell>
          <table:table-cell table:style-name="ce23" table:formula="of:=[.B27]*[.C27]" office:value-type="float" office:value="47.905" calcext:value-type="float">
            <text:p>$47.91</text:p>
          </table:table-cell>
          <table:table-cell table:style-name="ce27" office:value-type="string" calcext:value-type="string">
            <text:p><text:a xlink:href="https://www.mouser.com/ProductDetail/Mill-Max/310-47-120-41-001000?qs=sGAEpiMZZMs%2FSh%2Fkjph1tkCPjfxlAKUmH7DpGuPqyHQ%3D" xlink:type="simple">https://www.mouser.com/ProductDetail/Mill-Max/310-47-120-41-001000?qs=sGAEpiMZZMs%2FSh%2Fkjph1tkCPjfxlAKUmH7DpGuPqyHQ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older flux pen</text:p>
          </table:table-cell>
          <table:table-cell table:style-name="ce20" office:value-type="float" office:value="7.99" calcext:value-type="float">
            <text:p>$7.99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28]*[.C28]" office:value-type="float" office:value="7.99" calcext:value-type="float">
            <text:p>$7.99</text:p>
          </table:table-cell>
          <table:table-cell table:style-name="ce29" office:value-type="string" calcext:value-type="string">
            <text:p><text:a xlink:href="https://www.amazon.com/SRA-Soldering-Products-PEN_RMA-99-20/dp/B008OC3VMU/" xlink:type="simple">https://www.amazon.com/SRA-Soldering-Products-PEN_RMA-99-20/dp/B008OC3VMU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older removal tools</text:p>
          </table:table-cell>
          <table:table-cell table:style-name="ce20" office:value-type="float" office:value="8.98" calcext:value-type="float">
            <text:p>$8.98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29]*[.C29]" office:value-type="float" office:value="8.98" calcext:value-type="float">
            <text:p>$8.98</text:p>
          </table:table-cell>
          <table:table-cell table:style-name="ce29" office:value-type="string" calcext:value-type="string">
            <text:p><text:a xlink:href="https://www.amazon.com/Desoldering-Solder-Sucker-Length-Remover/dp/B07BB8DGMP/" xlink:type="simple">https://www.amazon.com/Desoldering-Solder-Sucker-Length-Remover/dp/B07BB8DGMP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Weller digital soldering station</text:p>
          </table:table-cell>
          <table:table-cell table:style-name="ce20" office:value-type="float" office:value="116" calcext:value-type="float">
            <text:p>$116.00</text:p>
          </table:table-cell>
          <table:table-cell table:style-name="ce16" office:value-type="float" office:value="3" calcext:value-type="float">
            <text:p>3</text:p>
          </table:table-cell>
          <table:table-cell table:style-name="ce23" table:formula="of:=[.B30]*[.C30]" office:value-type="float" office:value="348" calcext:value-type="float">
            <text:p>$348.00</text:p>
          </table:table-cell>
          <table:table-cell table:style-name="ce29" office:value-type="string" calcext:value-type="string">
            <text:p><text:a xlink:href="https://www.amazon.com/Weller-WE1010NA-Digital-Soldering-Station/dp/B077JDGY1J/" xlink:type="simple">https://www.amazon.com/Weller-WE1010NA-Digital-Soldering-Station/dp/B077JDGY1J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5 Weller ETM soldering tips</text:p>
          </table:table-cell>
          <table:table-cell table:style-name="ce20" office:value-type="float" office:value="12.98" calcext:value-type="float">
            <text:p>$12.98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31]*[.C31]" office:value-type="float" office:value="12.98" calcext:value-type="float">
            <text:p>$12.98</text:p>
          </table:table-cell>
          <table:table-cell table:style-name="ce29" office:value-type="string" calcext:value-type="string">
            <text:p><text:a xlink:href="https://www.amazon.com/Quality-Replacement-WELLER-WESD51-WE1010NA/dp/B07FXGXBNT/" xlink:type="simple">https://www.amazon.com/Quality-Replacement-WELLER-WESD51-WE1010NA/dp/B07FXGXBNT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Wire stripper 20-30 AWG</text:p>
          </table:table-cell>
          <table:table-cell table:style-name="ce20" office:value-type="float" office:value="18.29" calcext:value-type="float">
            <text:p>$18.29</text:p>
          </table:table-cell>
          <table:table-cell table:style-name="ce16" office:value-type="float" office:value="2" calcext:value-type="float">
            <text:p>2</text:p>
          </table:table-cell>
          <table:table-cell table:style-name="ce23" table:formula="of:=[.B32]*[.C32]" office:value-type="float" office:value="36.58" calcext:value-type="float">
            <text:p>$36.58</text:p>
          </table:table-cell>
          <table:table-cell table:style-name="ce29" office:value-type="string" calcext:value-type="string">
            <text:p><text:a xlink:href="https://www.amazon.com/Stripper-Stranded-Klein-Tools-11057/dp/B000XEUPMQ/" xlink:type="simple">https://www.amazon.com/Stripper-Stranded-Klein-Tools-11057/dp/B000XEUPMQ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Wire stripper 10-18 AWG</text:p>
          </table:table-cell>
          <table:table-cell table:style-name="ce20" office:value-type="float" office:value="19.54" calcext:value-type="float">
            <text:p>$19.54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33]*[.C33]" office:value-type="float" office:value="19.54" calcext:value-type="float">
            <text:p>$19.54</text:p>
          </table:table-cell>
          <table:table-cell table:style-name="ce29" office:value-type="string" calcext:value-type="string">
            <text:p><text:a xlink:href="https://www.amazon.com/Stripper-Stranded-Klein-Tools-11057/dp/B00080DPNQ/" xlink:type="simple">https://www.amazon.com/Stripper-Stranded-Klein-Tools-11057/dp/B00080DPNQ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eedlenose pliers</text:p>
          </table:table-cell>
          <table:table-cell table:style-name="ce20" office:value-type="float" office:value="9.99" calcext:value-type="float">
            <text:p>$9.99</text:p>
          </table:table-cell>
          <table:table-cell table:style-name="ce16" office:value-type="float" office:value="3" calcext:value-type="float">
            <text:p>3</text:p>
          </table:table-cell>
          <table:table-cell table:style-name="ce23" table:formula="of:=[.B34]*[.C34]" office:value-type="float" office:value="29.97" calcext:value-type="float">
            <text:p>$29.97</text:p>
          </table:table-cell>
          <table:table-cell table:style-name="ce29" office:value-type="string" calcext:value-type="string">
            <text:p><text:a xlink:href="https://www.amazon.com/Professional-Flat-Needle-Pliers-5-Inch/dp/B071ZMRZBG/" xlink:type="simple">https://www.amazon.com/Professional-Flat-Needle-Pliers-5-Inch/dp/B071ZMRZBG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3 Anti-static wrist straps</text:p>
          </table:table-cell>
          <table:table-cell table:style-name="ce20" office:value-type="float" office:value="7.09" calcext:value-type="float">
            <text:p>$7.09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35]*[.C35]" office:value-type="float" office:value="7.09" calcext:value-type="float">
            <text:p>$7.09</text:p>
          </table:table-cell>
          <table:table-cell table:style-name="ce29" office:value-type="string" calcext:value-type="string">
            <text:p><text:a xlink:href="https://www.amazon.com/Anti-Static-Wrist-Straps-Anti-Static/dp/B017164JHA" xlink:type="simple">https://www.amazon.com/Anti-Static-Wrist-Straps-Anti-Static/dp/B017164JHA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rass solder tip cleaner</text:p>
          </table:table-cell>
          <table:table-cell table:style-name="ce20" office:value-type="float" office:value="10.95" calcext:value-type="float">
            <text:p>$10.95</text:p>
          </table:table-cell>
          <table:table-cell table:style-name="ce16" office:value-type="float" office:value="3" calcext:value-type="float">
            <text:p>3</text:p>
          </table:table-cell>
          <table:table-cell table:style-name="ce23" table:formula="of:=[.B36]*[.C36]" office:value-type="float" office:value="32.85" calcext:value-type="float">
            <text:p>$32.85</text:p>
          </table:table-cell>
          <table:table-cell table:style-name="ce25" office:value-type="string" calcext:value-type="string">
            <text:p><text:a xlink:href="https://www.adafruit.com/product/1172" xlink:type="simple">https://www.adafruit.com/product/1172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oldering vise</text:p>
          </table:table-cell>
          <table:table-cell table:style-name="ce20" office:value-type="float" office:value="27.24" calcext:value-type="float">
            <text:p>$27.24</text:p>
          </table:table-cell>
          <table:table-cell table:style-name="ce16" office:value-type="float" office:value="3" calcext:value-type="float">
            <text:p>3</text:p>
          </table:table-cell>
          <table:table-cell table:style-name="ce23" table:formula="of:=[.B37]*[.C37]" office:value-type="float" office:value="81.72" calcext:value-type="float">
            <text:p>$81.72</text:p>
          </table:table-cell>
          <table:table-cell table:style-name="ce29" office:value-type="string" calcext:value-type="string">
            <text:p><text:a xlink:href="https://www.amazon.com/PanaVise-Model-Junior-Miniature-Premium/dp/B07PZCRVF6" xlink:type="simple">https://www.amazon.com/PanaVise-Model-Junior-Miniature-Premium/dp/B07PZCRVF6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oldering helping hand</text:p>
          </table:table-cell>
          <table:table-cell table:style-name="ce20" office:value-type="float" office:value="6" calcext:value-type="float">
            <text:p>$6.00</text:p>
          </table:table-cell>
          <table:table-cell table:style-name="ce16" office:value-type="float" office:value="3" calcext:value-type="float">
            <text:p>3</text:p>
          </table:table-cell>
          <table:table-cell table:style-name="ce23" table:formula="of:=[.B38]*[.C38]" office:value-type="float" office:value="18" calcext:value-type="float">
            <text:p>$18.00</text:p>
          </table:table-cell>
          <table:table-cell table:style-name="ce25" office:value-type="string" calcext:value-type="string">
            <text:p><text:a xlink:href="https://www.adafruit.com/product/291" xlink:type="simple">https://www.adafruit.com/product/291</text:a>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number-columns-repeated="2"/>
          <table:table-cell table:style-name="ce23" table:formula="of:=SUM([.D3:.D38])" office:value-type="float" office:value="2147.52" calcext:value-type="float">
            <text:p>$2,147.5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 calcext:value-type="string">
            <text:p>ROUND 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IRFZ24 power transistor</text:p>
          </table:table-cell>
          <table:table-cell table:style-name="ce20" office:value-type="float" office:value="0.338" calcext:value-type="float">
            <text:p>$0.34</text:p>
          </table:table-cell>
          <table:table-cell table:style-name="ce16" office:value-type="float" office:value="750" calcext:value-type="float">
            <text:p>750</text:p>
          </table:table-cell>
          <table:table-cell table:style-name="ce23" table:formula="of:=[.B42]*[.C42]" office:value-type="float" office:value="253.5" calcext:value-type="float">
            <text:p>$253.50</text:p>
          </table:table-cell>
          <table:table-cell table:style-name="ce27" office:value-type="string" calcext:value-type="string">
            <text:p><text:a xlink:href="https://www.mouser.com/ProductDetail/Infineon-Technologies/IRFZ24NPBF?qs=sGAEpiMZZMshyDBzk1%2FWi5%252BqVgN3%252BWS8hsms%252B9Ek6D4%3D" xlink:type="simple">https://www.mouser.com/ProductDetail/Infineon-Technologies/IRFZ24NPBF?qs=sGAEpiMZZMshyDBzk1%2FWi5%252BqVgN3%252BWS8hsms%252B9Ek6D4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N3904 bipolar transistor</text:p>
          </table:table-cell>
          <table:table-cell table:style-name="ce20" office:value-type="float" office:value="0.135" calcext:value-type="float">
            <text:p>$0.14</text:p>
          </table:table-cell>
          <table:table-cell table:style-name="ce16" office:value-type="float" office:value="40" calcext:value-type="float">
            <text:p>40</text:p>
          </table:table-cell>
          <table:table-cell table:style-name="ce23" table:formula="of:=[.B43]*[.C43]" office:value-type="float" office:value="5.4" calcext:value-type="float">
            <text:p>$5.40</text:p>
          </table:table-cell>
          <table:table-cell table:style-name="ce27" office:value-type="string" calcext:value-type="string">
            <text:p><text:a xlink:href="https://www.mouser.com/ProductDetail/ON-Semiconductor-Fairchild/2N3904BU?qs=sGAEpiMZZMshyDBzk1%2FWi4G1GLBZKHK10QNLT596yR0%3D" xlink:type="simple">https://www.mouser.com/ProductDetail/ON-Semiconductor-Fairchild/2N3904BU?qs=sGAEpiMZZMshyDBzk1%2FWi4G1GLBZKHK10QNLT596yR0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.5 ohm resistor</text:p>
          </table:table-cell>
          <table:table-cell table:style-name="ce20" office:value-type="float" office:value="0.05" calcext:value-type="float">
            <text:p>$0.05</text:p>
          </table:table-cell>
          <table:table-cell table:style-name="ce16" office:value-type="float" office:value="40" calcext:value-type="float">
            <text:p>40</text:p>
          </table:table-cell>
          <table:table-cell table:style-name="ce23" table:formula="of:=[.B44]*[.C44]" office:value-type="float" office:value="2" calcext:value-type="float">
            <text:p>$2.00</text:p>
          </table:table-cell>
          <table:table-cell table:style-name="ce27" office:value-type="string" calcext:value-type="string">
            <text:p><text:a xlink:href="https://www.mouser.com/ProductDetail/Yageo/CFR-25JR-52-1R5?qs=sGAEpiMZZMu61qfTUdNhG4YxqbSMjUi%2FZNtNFuHsLYM%3D" xlink:type="simple">https://www.mouser.com/ProductDetail/Yageo/CFR-25JR-52-1R5?qs=sGAEpiMZZMu61qfTUdNhG4YxqbSMjUi%2FZNtNFuHsLYM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k ohm resistor</text:p>
          </table:table-cell>
          <table:table-cell table:style-name="ce20" office:value-type="float" office:value="0.05" calcext:value-type="float">
            <text:p>$0.05</text:p>
          </table:table-cell>
          <table:table-cell table:style-name="ce16" office:value-type="float" office:value="40" calcext:value-type="float">
            <text:p>40</text:p>
          </table:table-cell>
          <table:table-cell table:style-name="ce23" table:formula="of:=[.B45]*[.C45]" office:value-type="float" office:value="2" calcext:value-type="float">
            <text:p>$2.00</text:p>
          </table:table-cell>
          <table:table-cell table:style-name="ce27" office:value-type="string" calcext:value-type="string">
            <text:p><text:a xlink:href="https://www.mouser.com/ProductDetail/Yageo/CFR-25JR-52-100K?qs=sGAEpiMZZMu61qfTUdNhG46uveXc7ceADHEgUF%2Fk4X4%3D" xlink:type="simple">https://www.mouser.com/ProductDetail/Yageo/CFR-25JR-52-100K?qs=sGAEpiMZZMu61qfTUdNhG46uveXc7ceADHEgUF%2Fk4X4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ft orange 24 AWG wire</text:p>
          </table:table-cell>
          <table:table-cell table:style-name="ce20" office:value-type="float" office:value="7.58" calcext:value-type="float">
            <text:p>$7.58</text:p>
          </table:table-cell>
          <table:table-cell table:style-name="ce16" office:value-type="float" office:value="4" calcext:value-type="float">
            <text:p>4</text:p>
          </table:table-cell>
          <table:table-cell table:style-name="ce23" table:formula="of:=[.B46]*[.C46]" office:value-type="float" office:value="30.32" calcext:value-type="float">
            <text:p>$30.32</text:p>
          </table:table-cell>
          <table:table-cell table:style-name="ce28" office:value-type="string" calcext:value-type="string">
            <text:p><text:a xlink:href="https://bulkwire.com/solid-hookup-wire-300volt-ul1007" xlink:type="simple">https://bulkwire.com/solid-hookup-wire-300volt-ul1007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ft white 24 AWG wire</text:p>
          </table:table-cell>
          <table:table-cell table:style-name="ce20" office:value-type="float" office:value="7.58" calcext:value-type="float">
            <text:p>$7.58</text:p>
          </table:table-cell>
          <table:table-cell table:style-name="ce16" office:value-type="float" office:value="3" calcext:value-type="float">
            <text:p>3</text:p>
          </table:table-cell>
          <table:table-cell table:style-name="ce23" table:formula="of:=[.B47]*[.C47]" office:value-type="float" office:value="22.74" calcext:value-type="float">
            <text:p>$22.74</text:p>
          </table:table-cell>
          <table:table-cell table:style-name="ce28" office:value-type="string" calcext:value-type="string">
            <text:p><text:a xlink:href="https://bulkwire.com/solid-hookup-wire-300volt-ul1007" xlink:type="simple">https://bulkwire.com/solid-hookup-wire-300volt-ul1007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ft red 24 AWG wire</text:p>
          </table:table-cell>
          <table:table-cell table:style-name="ce20" office:value-type="float" office:value="7.58" calcext:value-type="float">
            <text:p>$7.58</text:p>
          </table:table-cell>
          <table:table-cell table:style-name="ce16" office:value-type="float" office:value="3" calcext:value-type="float">
            <text:p>3</text:p>
          </table:table-cell>
          <table:table-cell table:style-name="ce23" table:formula="of:=[.B48]*[.C48]" office:value-type="float" office:value="22.74" calcext:value-type="float">
            <text:p>$22.74</text:p>
          </table:table-cell>
          <table:table-cell table:style-name="ce28" office:value-type="string" calcext:value-type="string">
            <text:p><text:a xlink:href="https://bulkwire.com/solid-hookup-wire-300volt-ul1007" xlink:type="simple">https://bulkwire.com/solid-hookup-wire-300volt-ul1007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ft green 24 AWG wire</text:p>
          </table:table-cell>
          <table:table-cell table:style-name="ce20" office:value-type="float" office:value="7.58" calcext:value-type="float">
            <text:p>$7.58</text:p>
          </table:table-cell>
          <table:table-cell table:style-name="ce16" office:value-type="float" office:value="3" calcext:value-type="float">
            <text:p>3</text:p>
          </table:table-cell>
          <table:table-cell table:style-name="ce23" table:formula="of:=[.B49]*[.C49]" office:value-type="float" office:value="22.74" calcext:value-type="float">
            <text:p>$22.74</text:p>
          </table:table-cell>
          <table:table-cell table:style-name="ce28" office:value-type="string" calcext:value-type="string">
            <text:p><text:a xlink:href="https://bulkwire.com/solid-hookup-wire-300volt-ul1007" xlink:type="simple">https://bulkwire.com/solid-hookup-wire-300volt-ul1007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ft blue 24 AWG wire</text:p>
          </table:table-cell>
          <table:table-cell table:style-name="ce20" office:value-type="float" office:value="7.58" calcext:value-type="float">
            <text:p>$7.58</text:p>
          </table:table-cell>
          <table:table-cell table:style-name="ce16" office:value-type="float" office:value="3" calcext:value-type="float">
            <text:p>3</text:p>
          </table:table-cell>
          <table:table-cell table:style-name="ce23" table:formula="of:=[.B50]*[.C50]" office:value-type="float" office:value="22.74" calcext:value-type="float">
            <text:p>$22.74</text:p>
          </table:table-cell>
          <table:table-cell table:style-name="ce28" office:value-type="string" calcext:value-type="string">
            <text:p><text:a xlink:href="https://bulkwire.com/solid-hookup-wire-300volt-ul1007" xlink:type="simple">https://bulkwire.com/solid-hookup-wire-300volt-ul1007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 perfboard plates</text:p>
          </table:table-cell>
          <table:table-cell table:style-name="ce20" office:value-type="float" office:value="4.95" calcext:value-type="float">
            <text:p>$4.95</text:p>
          </table:table-cell>
          <table:table-cell table:style-name="ce16" office:value-type="float" office:value="3" calcext:value-type="float">
            <text:p>3</text:p>
          </table:table-cell>
          <table:table-cell table:style-name="ce23" table:formula="of:=[.B51]*[.C51]" office:value-type="float" office:value="14.85" calcext:value-type="float">
            <text:p>$14.85</text:p>
          </table:table-cell>
          <table:table-cell table:style-name="ce25" office:value-type="string" calcext:value-type="string">
            <text:p><text:a xlink:href="https://www.adafruit.com/product/2670" xlink:type="simple">https://www.adafruit.com/product/2670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 orange twist connectors</text:p>
          </table:table-cell>
          <table:table-cell table:style-name="ce20" office:value-type="float" office:value="6.32" calcext:value-type="float">
            <text:p>$6.32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52]*[.C52]" office:value-type="float" office:value="6.32" calcext:value-type="float">
            <text:p>$6.32</text:p>
          </table:table-cell>
          <table:table-cell table:style-name="ce29" office:value-type="string" calcext:value-type="string">
            <text:p><text:a xlink:href="https://www.amazon.com/Orange-Wire-Connector-Twist-Ribbed/dp/B01L0GFV10/" xlink:type="simple">https://www.amazon.com/Orange-Wire-Connector-Twist-Ribbed/dp/B01L0GFV10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icro HDMI to HDMI cable</text:p>
          </table:table-cell>
          <table:table-cell table:style-name="ce20" office:value-type="float" office:value="5.98" calcext:value-type="float">
            <text:p>$5.98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53]*[.C53]" office:value-type="float" office:value="5.98" calcext:value-type="float">
            <text:p>$5.98</text:p>
          </table:table-cell>
          <table:table-cell table:style-name="ce29" office:value-type="string" calcext:value-type="string">
            <text:p><text:a xlink:href="https://www.amazon.com/Rankie-Micro-Supports-Ethernet-Return/dp/B00Z07JYLE/" xlink:type="simple">https://www.amazon.com/Rankie-Micro-Supports-Ethernet-Return/dp/B00Z07JYLE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USB A to B cable 15 ft</text:p>
          </table:table-cell>
          <table:table-cell table:style-name="ce20" office:value-type="float" office:value="8.99" calcext:value-type="float">
            <text:p>$8.99</text:p>
          </table:table-cell>
          <table:table-cell table:style-name="ce16" office:value-type="float" office:value="4" calcext:value-type="float">
            <text:p>4</text:p>
          </table:table-cell>
          <table:table-cell table:style-name="ce23" table:formula="of:=[.B54]*[.C54]" office:value-type="float" office:value="35.96" calcext:value-type="float">
            <text:p>$35.96</text:p>
          </table:table-cell>
          <table:table-cell table:style-name="ce29" office:value-type="string" calcext:value-type="string">
            <text:p><text:a xlink:href="https://www.amazon.com/UGREEN-Printer-Scanner-Brother-Lexmark/dp/B00P0FO0ZG/" xlink:type="simple">https://www.amazon.com/UGREEN-Printer-Scanner-Brother-Lexmark/dp/B00P0FO0ZG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50g 0.6mm solder </text:p>
          </table:table-cell>
          <table:table-cell table:style-name="ce20" office:value-type="float" office:value="7.59" calcext:value-type="float">
            <text:p>$7.59</text:p>
          </table:table-cell>
          <table:table-cell table:style-name="ce16" office:value-type="float" office:value="5" calcext:value-type="float">
            <text:p>5</text:p>
          </table:table-cell>
          <table:table-cell table:style-name="ce23" table:formula="of:=[.B55]*[.C55]" office:value-type="float" office:value="37.95" calcext:value-type="float">
            <text:p>$37.95</text:p>
          </table:table-cell>
          <table:table-cell table:style-name="ce29" office:value-type="string" calcext:value-type="string">
            <text:p><text:a xlink:href="https://www.amazon.com/WYCTIN-Solder-Electrical-Soldering-0-11lbs/dp/B071G1J3W6/" xlink:type="simple">https://www.amazon.com/WYCTIN-Solder-Electrical-Soldering-0-11lbs/dp/B071G1J3W6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3 anti-static wrist straps</text:p>
          </table:table-cell>
          <table:table-cell table:style-name="ce20" office:value-type="float" office:value="7.09" calcext:value-type="float">
            <text:p>$7.09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56]*[.C56]" office:value-type="float" office:value="7.09" calcext:value-type="float">
            <text:p>$7.09</text:p>
          </table:table-cell>
          <table:table-cell table:style-name="ce29" office:value-type="string" calcext:value-type="string">
            <text:p><text:a xlink:href="https://www.amazon.com/Anti-Static-Wrist-Straps-Anti-Static/dp/B017164JHA/" xlink:type="simple">https://www.amazon.com/Anti-Static-Wrist-Straps-Anti-Static/dp/B017164JHA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3 - 120mm cooling fans</text:p>
          </table:table-cell>
          <table:table-cell table:style-name="ce20" office:value-type="float" office:value="9.99" calcext:value-type="float">
            <text:p>$9.99</text:p>
          </table:table-cell>
          <table:table-cell table:style-name="ce16" office:value-type="float" office:value="2" calcext:value-type="float">
            <text:p>2</text:p>
          </table:table-cell>
          <table:table-cell table:style-name="ce23" table:formula="of:=[.B57]*[.C57]" office:value-type="float" office:value="19.98" calcext:value-type="float">
            <text:p>$19.98</text:p>
          </table:table-cell>
          <table:table-cell table:style-name="ce29" office:value-type="string" calcext:value-type="string">
            <text:p><text:a xlink:href="https://www.amazon.com/uphere-3-Pack-Computer-120mm-Cooling/dp/B072LDYKQ6/" xlink:type="simple">https://www.amazon.com/uphere-3-Pack-Computer-120mm-Cooling/dp/B072LDYKQ6/</text:a>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number-columns-repeated="2"/>
          <table:table-cell table:style-name="ce23" table:formula="of:=SUM([.D42:.D57])" office:value-type="float" office:value="512.31" calcext:value-type="float">
            <text:p>$512.3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 calcext:value-type="string">
            <text:p>ROUND 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100g 0.6mm solder</text:p>
          </table:table-cell>
          <table:table-cell table:style-name="ce20" office:value-type="float" office:value="9.59" calcext:value-type="float">
            <text:p>$9.59</text:p>
          </table:table-cell>
          <table:table-cell table:style-name="ce16" office:value-type="float" office:value="3" calcext:value-type="float">
            <text:p>3</text:p>
          </table:table-cell>
          <table:table-cell table:style-name="ce23" table:formula="of:=[.B61]*[.C61]" office:value-type="float" office:value="28.77" calcext:value-type="float">
            <text:p>$28.77</text:p>
          </table:table-cell>
          <table:table-cell table:style-name="ce29" office:value-type="string" calcext:value-type="string">
            <text:p><text:a xlink:href="https://www.amazon.com/MAIYUM-63-37-Solder-Electrical-Soldering/dp/B076QD1W9X/" xlink:type="simple">https://www.amazon.com/MAIYUM-63-37-Solder-Electrical-Soldering/dp/B076QD1W9X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olex pin housing (6.7mm)</text:p>
          </table:table-cell>
          <table:table-cell table:style-name="ce20" office:value-type="float" office:value="0.301" calcext:value-type="float">
            <text:p>$0.30</text:p>
          </table:table-cell>
          <table:table-cell table:style-name="ce16" office:value-type="float" office:value="66" calcext:value-type="float">
            <text:p>66</text:p>
          </table:table-cell>
          <table:table-cell table:style-name="ce23" table:formula="of:=[.B62]*[.C62]" office:value-type="float" office:value="19.866" calcext:value-type="float">
            <text:p>$19.87</text:p>
          </table:table-cell>
          <table:table-cell table:style-name="ce27" office:value-type="string" calcext:value-type="string">
            <text:p><text:a xlink:href="https://www.mouser.com/ProductDetail/Molex/19-09-2029?qs=LQQHZ4xw2XC5dznzjhhjnQ%3D%3D" xlink:type="simple">https://www.mouser.com/ProductDetail/Molex/19-09-2029?qs=LQQHZ4xw2XC5dznzjhhjnQ%3D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olex socket housing (6.7mm)</text:p>
          </table:table-cell>
          <table:table-cell table:style-name="ce20" office:value-type="float" office:value="0.319" calcext:value-type="float">
            <text:p>$0.32</text:p>
          </table:table-cell>
          <table:table-cell table:style-name="ce16" office:value-type="float" office:value="66" calcext:value-type="float">
            <text:p>66</text:p>
          </table:table-cell>
          <table:table-cell table:style-name="ce23" table:formula="of:=[.B63]*[.C63]" office:value-type="float" office:value="21.054" calcext:value-type="float">
            <text:p>$21.05</text:p>
          </table:table-cell>
          <table:table-cell table:style-name="ce27" office:value-type="string" calcext:value-type="string">
            <text:p><text:a xlink:href="https://www.mouser.com/ProductDetail/Molex/19-09-1029?qs=404muyNbhLGM%2FJzO7I4sLA%3D%3D" xlink:type="simple">https://www.mouser.com/ProductDetail/Molex/19-09-1029?qs=404muyNbhLGM%2FJzO7I4sLA%3D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rminal pin (14-20 AWG)</text:p>
          </table:table-cell>
          <table:table-cell table:style-name="ce20" office:value-type="float" office:value="0.107" calcext:value-type="float">
            <text:p>$0.11</text:p>
          </table:table-cell>
          <table:table-cell table:style-name="ce16" office:value-type="float" office:value="135" calcext:value-type="float">
            <text:p>135</text:p>
          </table:table-cell>
          <table:table-cell table:style-name="ce23" table:formula="of:=[.B64]*[.C64]" office:value-type="float" office:value="14.445" calcext:value-type="float">
            <text:p>$14.45</text:p>
          </table:table-cell>
          <table:table-cell table:style-name="ce27" office:value-type="string" calcext:value-type="string">
            <text:p><text:a xlink:href="https://www.mouser.com/ProductDetail/?qs=gyiXALOU6QVb%2FFd3LWsjcA%3D%3D" xlink:type="simple">https://www.mouser.com/ProductDetail/?qs=gyiXALOU6QVb%2FFd3LWsjcA%3D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rminal socket (14-20 AWG)</text:p>
          </table:table-cell>
          <table:table-cell table:style-name="ce20" office:value-type="float" office:value="0.116" calcext:value-type="float">
            <text:p>$0.12</text:p>
          </table:table-cell>
          <table:table-cell table:style-name="ce16" office:value-type="float" office:value="135" calcext:value-type="float">
            <text:p>135</text:p>
          </table:table-cell>
          <table:table-cell table:style-name="ce23" table:formula="of:=[.B65]*[.C65]" office:value-type="float" office:value="15.66" calcext:value-type="float">
            <text:p>$15.66</text:p>
          </table:table-cell>
          <table:table-cell table:style-name="ce27" office:value-type="string" calcext:value-type="string">
            <text:p><text:a xlink:href="https://www.mouser.com/ProductDetail/?qs=hSmm4fxMIuOBwlHgELpuCQ%3D%3D" xlink:type="simple">https://www.mouser.com/ProductDetail/?qs=hSmm4fxMIuOBwlHgELpuCQ%3D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FASTON 187 terminal (14 AWG)</text:p>
          </table:table-cell>
          <table:table-cell table:style-name="ce20" office:value-type="float" office:value="0.072" calcext:value-type="float">
            <text:p>$0.07</text:p>
          </table:table-cell>
          <table:table-cell table:style-name="ce16" office:value-type="float" office:value="100" calcext:value-type="float">
            <text:p>100</text:p>
          </table:table-cell>
          <table:table-cell table:style-name="ce23" table:formula="of:=[.B66]*[.C66]" office:value-type="float" office:value="7.2" calcext:value-type="float">
            <text:p>$7.20</text:p>
          </table:table-cell>
          <table:table-cell table:style-name="ce27" office:value-type="string" calcext:value-type="string">
            <text:p><text:a xlink:href="https://www.mouser.com/ProductDetail/TE-Connectivity-AMP/2293895-1-Loose-Piece?qs=sGAEpiMZZMvz8LftK4jeroC5NWDQgVle1LKrsVk22xU%3D" xlink:type="simple">https://www.mouser.com/ProductDetail/TE-Connectivity-AMP/2293895-1-Loose-Piece?qs=sGAEpiMZZMvz8LftK4jeroC5NWDQgVle1LKrsVk22xU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olex universal hand crimper</text:p>
          </table:table-cell>
          <table:table-cell table:style-name="ce20" office:value-type="float" office:value="57.84" calcext:value-type="float">
            <text:p>$57.84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67]*[.C67]" office:value-type="float" office:value="57.84" calcext:value-type="float">
            <text:p>$57.84</text:p>
          </table:table-cell>
          <table:table-cell table:style-name="ce27" office:value-type="string" calcext:value-type="string">
            <text:p><text:a xlink:href="https://www.mouser.com/ProductDetail/Molex/63811-1000?qs=u6Gr9%2FNt%252B%2F9oql%252Bd80isUQ%3D%3D" xlink:type="simple">https://www.mouser.com/ProductDetail/Molex/63811-1000?qs=u6Gr9%2FNt%252B%2F9oql%252Bd80isUQ%3D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PST switch (15A)</text:p>
          </table:table-cell>
          <table:table-cell table:style-name="ce20" office:value-type="float" office:value="1.33" calcext:value-type="float">
            <text:p>$1.33</text:p>
          </table:table-cell>
          <table:table-cell table:style-name="ce16" office:value-type="float" office:value="11" calcext:value-type="float">
            <text:p>11</text:p>
          </table:table-cell>
          <table:table-cell table:style-name="ce23" table:formula="of:=[.B68]*[.C68]" office:value-type="float" office:value="14.63" calcext:value-type="float">
            <text:p>$14.63</text:p>
          </table:table-cell>
          <table:table-cell table:style-name="ce27" office:value-type="string" calcext:value-type="string">
            <text:p><text:a xlink:href="https://www.mouser.com/ProductDetail/Marquardt-Switches/18011908?qs=sGAEpiMZZMtNT9UGfLL4eA9wMW4Mov4VFjXNXgKDWxE%3D" xlink:type="simple">https://www.mouser.com/ProductDetail/Marquardt-Switches/18011908?qs=sGAEpiMZZMtNT9UGfLL4eA9wMW4Mov4VFjXNXgKDWxE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.1mm DC power connector</text:p>
          </table:table-cell>
          <table:table-cell table:style-name="ce20" office:value-type="float" office:value="1.33" calcext:value-type="float">
            <text:p>$1.33</text:p>
          </table:table-cell>
          <table:table-cell table:style-name="ce16" office:value-type="float" office:value="5" calcext:value-type="float">
            <text:p>5</text:p>
          </table:table-cell>
          <table:table-cell table:style-name="ce23" table:formula="of:=[.B69]*[.C69]" office:value-type="float" office:value="6.65" calcext:value-type="float">
            <text:p>$6.65</text:p>
          </table:table-cell>
          <table:table-cell table:style-name="ce27" office:value-type="string" calcext:value-type="string">
            <text:p><text:a xlink:href="https://www.mouser.com/ProductDetail/CUI/PP-050A?qs=sGAEpiMZZMv1TUPJeFpwbmu%2FXuoJuYIetg%252BhWKADLHUmuXem%252BvxpCg%3D%3D" xlink:type="simple">https://www.mouser.com/ProductDetail/CUI/PP-050A?qs=sGAEpiMZZMv1TUPJeFpwbmu%2FXuoJuYIetg%252BhWKADLHUmuXem%252BvxpCg%3D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IRFZ24 power transistor</text:p>
          </table:table-cell>
          <table:table-cell table:style-name="ce20" office:value-type="float" office:value="0.338" calcext:value-type="float">
            <text:p>$0.34</text:p>
          </table:table-cell>
          <table:table-cell table:style-name="ce16" office:value-type="float" office:value="100" calcext:value-type="float">
            <text:p>100</text:p>
          </table:table-cell>
          <table:table-cell table:style-name="ce23" table:formula="of:=[.B70]*[.C70]" office:value-type="float" office:value="33.8" calcext:value-type="float">
            <text:p>$33.80</text:p>
          </table:table-cell>
          <table:table-cell table:style-name="ce27" office:value-type="string" calcext:value-type="string">
            <text:p><text:a xlink:href="https://www.mouser.com/ProductDetail/Infineon-Technologies/IRFZ24NPBF?qs=sGAEpiMZZMshyDBzk1%2FWi5%252BqVgN3%252BWS8hsms%252B9Ek6D4%3D" xlink:type="simple">https://www.mouser.com/ProductDetail/Infineon-Technologies/IRFZ24NPBF?qs=sGAEpiMZZMshyDBzk1%2FWi5%252BqVgN3%252BWS8hsms%252B9Ek6D4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N3904 bipolar transistor</text:p>
          </table:table-cell>
          <table:table-cell table:style-name="ce20" office:value-type="float" office:value="0.056" calcext:value-type="float">
            <text:p>$0.06</text:p>
          </table:table-cell>
          <table:table-cell table:style-name="ce16" office:value-type="float" office:value="120" calcext:value-type="float">
            <text:p>120</text:p>
          </table:table-cell>
          <table:table-cell table:style-name="ce23" table:formula="of:=[.B71]*[.C71]" office:value-type="float" office:value="6.72" calcext:value-type="float">
            <text:p>$6.72</text:p>
          </table:table-cell>
          <table:table-cell table:style-name="ce27" office:value-type="string" calcext:value-type="string">
            <text:p><text:a xlink:href="https://www.mouser.com/ProductDetail/ON-Semiconductor-Fairchild/2N3904BU?qs=sGAEpiMZZMshyDBzk1%2FWi4G1GLBZKHK10QNLT596yR0%3D" xlink:type="simple">https://www.mouser.com/ProductDetail/ON-Semiconductor-Fairchild/2N3904BU?qs=sGAEpiMZZMshyDBzk1%2FWi4G1GLBZKHK10QNLT596yR0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.5 ohm resistor</text:p>
          </table:table-cell>
          <table:table-cell table:style-name="ce20" office:value-type="float" office:value="0.05" calcext:value-type="float">
            <text:p>$0.05</text:p>
          </table:table-cell>
          <table:table-cell table:style-name="ce16" office:value-type="float" office:value="40" calcext:value-type="float">
            <text:p>40</text:p>
          </table:table-cell>
          <table:table-cell table:style-name="ce23" table:formula="of:=[.B72]*[.C72]" office:value-type="float" office:value="2" calcext:value-type="float">
            <text:p>$2.00</text:p>
          </table:table-cell>
          <table:table-cell table:style-name="ce27" office:value-type="string" calcext:value-type="string">
            <text:p><text:a xlink:href="https://www.mouser.com/ProductDetail/Yageo/CFR-25JR-52-1R5?qs=sGAEpiMZZMu61qfTUdNhG4YxqbSMjUi%2FZNtNFuHsLYM%3D" xlink:type="simple">https://www.mouser.com/ProductDetail/Yageo/CFR-25JR-52-1R5?qs=sGAEpiMZZMu61qfTUdNhG4YxqbSMjUi%2FZNtNFuHsLYM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5.1 ohm resistor</text:p>
          </table:table-cell>
          <table:table-cell table:style-name="ce20" office:value-type="float" office:value="0.018" calcext:value-type="float">
            <text:p>$0.02</text:p>
          </table:table-cell>
          <table:table-cell table:style-name="ce16" office:value-type="float" office:value="100" calcext:value-type="float">
            <text:p>100</text:p>
          </table:table-cell>
          <table:table-cell table:style-name="ce23" table:formula="of:=[.B73]*[.C73]" office:value-type="float" office:value="1.8" calcext:value-type="float">
            <text:p>$1.80</text:p>
          </table:table-cell>
          <table:table-cell table:style-name="ce27" office:value-type="string" calcext:value-type="string">
            <text:p><text:a xlink:href="https://www.mouser.com/ProductDetail/Yageo/CFR-25JB-52-5R1?qs=sGAEpiMZZMtlubZbdhIBIMXkbmEx6pGsQO6334gVd%2FU%3D" xlink:type="simple">https://www.mouser.com/ProductDetail/Yageo/CFR-25JB-52-5R1?qs=sGAEpiMZZMtlubZbdhIBIMXkbmEx6pGsQO6334gVd%2FU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k ohm resistor</text:p>
          </table:table-cell>
          <table:table-cell table:style-name="ce20" office:value-type="float" office:value="0.018" calcext:value-type="float">
            <text:p>$0.02</text:p>
          </table:table-cell>
          <table:table-cell table:style-name="ce16" office:value-type="float" office:value="100" calcext:value-type="float">
            <text:p>100</text:p>
          </table:table-cell>
          <table:table-cell table:style-name="ce23" table:formula="of:=[.B74]*[.C74]" office:value-type="float" office:value="1.8" calcext:value-type="float">
            <text:p>$1.80</text:p>
          </table:table-cell>
          <table:table-cell table:style-name="ce27" office:value-type="string" calcext:value-type="string">
            <text:p><text:a xlink:href="https://www.mouser.com/ProductDetail/Yageo/CFR-25JR-52-100K?qs=sGAEpiMZZMu61qfTUdNhG46uveXc7ceADHEgUF%2Fk4X4%3D" xlink:type="simple">https://www.mouser.com/ProductDetail/Yageo/CFR-25JR-52-100K?qs=sGAEpiMZZMu61qfTUdNhG46uveXc7ceADHEgUF%2Fk4X4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 position SIP socket</text:p>
          </table:table-cell>
          <table:table-cell table:style-name="ce20" office:value-type="float" office:value="0.814" calcext:value-type="float">
            <text:p>$0.81</text:p>
          </table:table-cell>
          <table:table-cell table:style-name="ce16" office:value-type="float" office:value="10" calcext:value-type="float">
            <text:p>10</text:p>
          </table:table-cell>
          <table:table-cell table:style-name="ce23" table:formula="of:=[.B75]*[.C75]" office:value-type="float" office:value="8.14" calcext:value-type="float">
            <text:p>$8.14</text:p>
          </table:table-cell>
          <table:table-cell table:style-name="ce27" office:value-type="string" calcext:value-type="string">
            <text:p><text:a xlink:href="https://www.mouser.com/ProductDetail/Mill-Max/310-47-120-41-001000?qs=sGAEpiMZZMs%2FSh%2Fkjph1tkCPjfxlAKUmH7DpGuPqyHQ%3D" xlink:type="simple">https://www.mouser.com/ProductDetail/Mill-Max/310-47-120-41-001000?qs=sGAEpiMZZMs%2FSh%2Fkjph1tkCPjfxlAKUmH7DpGuPqyHQ%3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 steel M3-0.5 10mm screws</text:p>
          </table:table-cell>
          <table:table-cell table:style-name="ce20" office:value-type="float" office:value="13.04" calcext:value-type="float">
            <text:p>$13.04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76]*[.C76]" office:value-type="float" office:value="13.04" calcext:value-type="float">
            <text:p>$13.04</text:p>
          </table:table-cell>
          <table:table-cell table:style-name="ce29" office:value-type="string" calcext:value-type="string">
            <text:p><text:a xlink:href="https://www.amazon.com/Stainless-Machine-Finish-Phillips-Threads/dp/B000FN3NNS/" xlink:type="simple">https://www.amazon.com/Stainless-Machine-Finish-Phillips-Threads/dp/B000FN3NNS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 steel M3-0.5 hex nuts</text:p>
          </table:table-cell>
          <table:table-cell table:style-name="ce20" office:value-type="float" office:value="8.46" calcext:value-type="float">
            <text:p>$8.46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77]*[.C77]" office:value-type="float" office:value="8.46" calcext:value-type="float">
            <text:p>$8.46</text:p>
          </table:table-cell>
          <table:table-cell table:style-name="ce29" office:value-type="string" calcext:value-type="string">
            <text:p><text:a xlink:href="https://www.amazon.com/Steel-M3-0-5-Threads-Made-Pack/dp/B000NBIH92/" xlink:type="simple">https://www.amazon.com/Steel-M3-0-5-Threads-Made-Pack/dp/B000NBIH92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3 - 120mm cooling fans</text:p>
          </table:table-cell>
          <table:table-cell table:style-name="ce20" office:value-type="float" office:value="9.99" calcext:value-type="float">
            <text:p>$9.99</text:p>
          </table:table-cell>
          <table:table-cell table:style-name="ce16" office:value-type="float" office:value="20" calcext:value-type="float">
            <text:p>20</text:p>
          </table:table-cell>
          <table:table-cell table:style-name="ce23" table:formula="of:=[.B78]*[.C78]" office:value-type="float" office:value="199.8" calcext:value-type="float">
            <text:p>$199.80</text:p>
          </table:table-cell>
          <table:table-cell table:style-name="ce29" office:value-type="string" calcext:value-type="string">
            <text:p><text:a xlink:href="https://www.amazon.com/uphere-3-Pack-Computer-120mm-Cooling/dp/B072LDYKQ6/" xlink:type="simple">https://www.amazon.com/uphere-3-Pack-Computer-120mm-Cooling/dp/B072LDYKQ6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5 ATC - 15A fuses</text:p>
          </table:table-cell>
          <table:table-cell table:style-name="ce20" office:value-type="float" office:value="5.39" calcext:value-type="float">
            <text:p>$5.39</text:p>
          </table:table-cell>
          <table:table-cell table:style-name="ce16" office:value-type="float" office:value="4" calcext:value-type="float">
            <text:p>4</text:p>
          </table:table-cell>
          <table:table-cell table:style-name="ce23" table:formula="of:=[.B79]*[.C79]" office:value-type="float" office:value="21.56" calcext:value-type="float">
            <text:p>$21.56</text:p>
          </table:table-cell>
          <table:table-cell table:style-name="ce29" office:value-type="string" calcext:value-type="string">
            <text:p><text:a xlink:href="https://www.amazon.com/Baomain-Blade-ATC-15-Fast-Acting-Automotive/dp/B01M62E5M9/" xlink:type="simple">https://www.amazon.com/Baomain-Blade-ATC-15-Fast-Acting-Automotive/dp/B01M62E5M9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 ATC fuse holders</text:p>
          </table:table-cell>
          <table:table-cell table:style-name="ce20" office:value-type="float" office:value="7.09" calcext:value-type="float">
            <text:p>$7.09</text:p>
          </table:table-cell>
          <table:table-cell table:style-name="ce16" office:value-type="float" office:value="3" calcext:value-type="float">
            <text:p>3</text:p>
          </table:table-cell>
          <table:table-cell table:style-name="ce23" table:formula="of:=[.B80]*[.C80]" office:value-type="float" office:value="21.27" calcext:value-type="float">
            <text:p>$21.27</text:p>
          </table:table-cell>
          <table:table-cell table:style-name="ce29" office:value-type="string" calcext:value-type="string">
            <text:p><text:a xlink:href="https://www.amazon.com/GENEDEY-Automotive-Standard-Holder-Waterproof/dp/B07QV5TWZZ/" xlink:type="simple">https://www.amazon.com/GENEDEY-Automotive-Standard-Holder-Waterproof/dp/B07QV5TWZZ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eat shrink tubing kit</text:p>
          </table:table-cell>
          <table:table-cell table:style-name="ce20" office:value-type="float" office:value="7.89" calcext:value-type="float">
            <text:p>$7.89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81]*[.C81]" office:value-type="float" office:value="7.89" calcext:value-type="float">
            <text:p>$7.89</text:p>
          </table:table-cell>
          <table:table-cell table:style-name="ce29" office:value-type="string" calcext:value-type="string">
            <text:p><text:a xlink:href="https://www.amazon.com/625pcs-Shrink-Tubing-Tubes-Ratio/dp/B07QM8249H/" xlink:type="simple">https://www.amazon.com/625pcs-Shrink-Tubing-Tubes-Ratio/dp/B07QM8249H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eat gun</text:p>
          </table:table-cell>
          <table:table-cell table:style-name="ce20" office:value-type="float" office:value="22.99" calcext:value-type="float">
            <text:p>$22.99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82]*[.C82]" office:value-type="float" office:value="22.99" calcext:value-type="float">
            <text:p>$22.99</text:p>
          </table:table-cell>
          <table:table-cell table:style-name="ce29" office:value-type="string" calcext:value-type="string">
            <text:p><text:a xlink:href="https://www.amazon.com/SEEKONE-Heat-Gun-Hot-Air/dp/B078S5QMFG/" xlink:type="simple">https://www.amazon.com/SEEKONE-Heat-Gun-Hot-Air/dp/B078S5QMFG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 small perfboards</text:p>
          </table:table-cell>
          <table:table-cell table:style-name="ce20" office:value-type="float" office:value="6.49" calcext:value-type="float">
            <text:p>$6.49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83]*[.C83]" office:value-type="float" office:value="6.49" calcext:value-type="float">
            <text:p>$6.49</text:p>
          </table:table-cell>
          <table:table-cell table:style-name="ce29" office:value-type="string" calcext:value-type="string">
            <text:p><text:a xlink:href="https://www.amazon.com/HiLetgo-Finished-Prototype-Circuit-Breadboard/dp/B00FXHXT80/" xlink:type="simple">https://www.amazon.com/HiLetgo-Finished-Prototype-Circuit-Breadboard/dp/B00FXHXT80/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ft red 24 AWG wire</text:p>
          </table:table-cell>
          <table:table-cell table:style-name="ce20" office:value-type="float" office:value="7.58" calcext:value-type="float">
            <text:p>$7.58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84]*[.C84]" office:value-type="float" office:value="7.58" calcext:value-type="float">
            <text:p>$7.58</text:p>
          </table:table-cell>
          <table:table-cell table:style-name="ce28" office:value-type="string" calcext:value-type="string">
            <text:p><text:a xlink:href="https://bulkwire.com/solid-hookup-wire-300volt-ul1007" xlink:type="simple">https://bulkwire.com/solid-hookup-wire-300volt-ul1007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500ft orange 24 AWG wire</text:p>
          </table:table-cell>
          <table:table-cell table:style-name="ce20" office:value-type="float" office:value="25.67" calcext:value-type="float">
            <text:p>$25.67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85]*[.C85]" office:value-type="float" office:value="25.67" calcext:value-type="float">
            <text:p>$25.67</text:p>
          </table:table-cell>
          <table:table-cell table:style-name="ce28" office:value-type="string" calcext:value-type="string">
            <text:p><text:a xlink:href="https://bulkwire.com/solid-hookup-wire-300volt-ul1007" xlink:type="simple">https://bulkwire.com/solid-hookup-wire-300volt-ul1007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100ft red/black 16 AWG zip wire</text:p>
          </table:table-cell>
          <table:table-cell table:style-name="ce20" office:value-type="float" office:value="33.77" calcext:value-type="float">
            <text:p>$33.77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86]*[.C86]" office:value-type="float" office:value="33.77" calcext:value-type="float">
            <text:p>$33.77</text:p>
          </table:table-cell>
          <table:table-cell table:style-name="ce28" office:value-type="string" calcext:value-type="string">
            <text:p><text:a xlink:href="https://bulkwire.com/red-black-bonded-zip-cord" xlink:type="simple">https://bulkwire.com/red-black-bonded-zip-cor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50ft red/black 14 AWG zip wire</text:p>
          </table:table-cell>
          <table:table-cell table:style-name="ce20" office:value-type="float" office:value="26.77" calcext:value-type="float">
            <text:p>$26.77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[.B87]*[.C87]" office:value-type="float" office:value="26.77" calcext:value-type="float">
            <text:p>$26.77</text:p>
          </table:table-cell>
          <table:table-cell table:style-name="ce28" office:value-type="string" calcext:value-type="string">
            <text:p><text:a xlink:href="https://bulkwire.com/red-black-bonded-zip-cord" xlink:type="simple">https://bulkwire.com/red-black-bonded-zip-cord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igital LED voltmeter</text:p>
          </table:table-cell>
          <table:table-cell table:style-name="ce20" office:value-type="float" office:value="1.75" calcext:value-type="float">
            <text:p>$1.75</text:p>
          </table:table-cell>
          <table:table-cell table:style-name="ce16" office:value-type="float" office:value="11" calcext:value-type="float">
            <text:p>11</text:p>
          </table:table-cell>
          <table:table-cell table:style-name="ce23" table:formula="of:=[.B88]*[.C88]" office:value-type="float" office:value="19.25" calcext:value-type="float">
            <text:p>$19.25</text:p>
          </table:table-cell>
          <table:table-cell table:style-name="ce30" office:value-type="string" calcext:value-type="string">
            <text:p><text:a xlink:href="https://www.sparkfun.com/products/14313" xlink:type="simple">https://www.sparkfun.com/products/14313</text:a>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Wire stripper 10-18 AWG</text:p>
          </table:table-cell>
          <table:table-cell table:style-name="ce20" office:value-type="float" office:value="19.54" calcext:value-type="float">
            <text:p>$19.54</text:p>
          </table:table-cell>
          <table:table-cell table:style-name="ce16" office:value-type="float" office:value="2" calcext:value-type="float">
            <text:p>2</text:p>
          </table:table-cell>
          <table:table-cell table:style-name="ce23" table:formula="of:=[.B89]*[.C89]" office:value-type="float" office:value="39.08" calcext:value-type="float">
            <text:p>$39.08</text:p>
          </table:table-cell>
          <table:table-cell table:style-name="ce29" office:value-type="string" calcext:value-type="string">
            <text:p><text:a xlink:href="https://www.amazon.com/Stripper-Stranded-Klein-Tools-11057/dp/B00080DPNQ/" xlink:type="simple">https://www.amazon.com/Stripper-Stranded-Klein-Tools-11057/dp/B00080DPNQ/</text:a>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number-columns-repeated="2"/>
          <table:table-cell table:style-name="ce23" table:formula="of:=SUM([.D61:.D89])" office:value-type="float" office:value="693.995" calcext:value-type="float">
            <text:p>$694.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TOTAL</text:p>
          </table:table-cell>
          <table:table-cell table:style-name="ce21"/>
          <table:table-cell table:style-name="ce22"/>
          <table:table-cell table:style-name="ce24" table:formula="of:=[.D39]+[.D58]+[.D90]" office:value-type="currency" office:currency="USD" office:value="3353.825" calcext:value-type="currency">
            <text:p>$3,353.83</text:p>
          </table:table-cell>
          <table:table-cell table:style-name="ce16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7:47:08.312967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ts" style:display-name="PageStyle_P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ols" style:display-name="PageStyle_Too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8-27T18:01:57.804924936</dc:date>
    <meta:editing-duration>PT4M38S</meta:editing-duration>
    <meta:editing-cycles>1</meta:editing-cycles>
    <meta:document-statistic meta:table-count="1" meta:cell-count="421" meta:object-count="0"/>
  </office:meta>
</office:document-meta>
</file>